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officeooo:rsid="000425db" officeooo:paragraph-rsid="000425db"/>
    </style:style>
    <style:style style:name="P2" style:family="paragraph" style:parent-style-name="Text_20_body">
      <style:text-properties officeooo:rsid="000425db" officeooo:paragraph-rsid="000425db"/>
    </style:style>
    <style:style style:name="P3" style:family="paragraph" style:parent-style-name="Title">
      <style:text-properties officeooo:rsid="000425db" officeooo:paragraph-rsid="000425db"/>
    </style:style>
    <style:style style:name="T1" style:family="text">
      <style:text-properties officeooo:rsid="0005915b"/>
    </style:style>
    <style:style style:name="T2" style:family="text">
      <style:text-properties officeooo:rsid="0005cf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 Assignment 1</text:p>
      <text:p text:style-name="P2"/>
      <text:p text:style-name="P1">Group : Léo Camberou 18129107, Maxime Moulard 18129026</text:p>
      <text:p text:style-name="P2"/>
      <text:p text:style-name="P2">In order to do, this assignment, we have created 3 different screens : <text:s/>the News screen, the Dashboard screen and the <text:span text:style-name="T2">B</text:span>ooking screen.</text:p>
      <text:p text:style-name="P2"/>
      <text:p text:style-name="P2">We created an activity, in which we set a bottom navigation view allowing to access the 3 screens. We have thus implemented fragments to be able to move between each screen.</text:p>
      <text:p text:style-name="P2"/>
      <text:p text:style-name="P2">The Dashboard fragment : Regarding the dashboard, we have implemented an Image View, which will display the face of the person, as well as his name and his status (subscriber or not). We have also put a prototype of list.</text:p>
      <text:p text:style-name="P2">We have planned to make a true listView with a custom adapter, but for some reason, it didn’t work so far. We will probably implement it for the next assignment.</text:p>
      <text:p text:style-name="P2"/>
      <text:p text:style-name="P2">The Booking fragment : When it comes to the booking, we have also put a prototype, which is just raw data. We will as well implement the listView for the next assignment.</text:p>
      <text:p text:style-name="P2"/>
      <text:p text:style-name="P2">The News fragment : <text:span text:style-name="T1">Same for the news fragmen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6T20:09:32.940627654</dc:date>
    <meta:editing-duration>PT18M28S</meta:editing-duration>
    <meta:editing-cycles>2</meta:editing-cycles>
    <meta:generator>LibreOffice/5.1.6.2$Linux_X86_64 LibreOffice_project/10m0$Build-2</meta:generator>
    <meta:document-statistic meta:table-count="0" meta:image-count="0" meta:object-count="0" meta:page-count="1" meta:paragraph-count="8" meta:word-count="176" meta:character-count="978" meta:non-whitespace-character-count="809"/>
  </office:meta>
</office:document-meta>
</file>